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12.85cm" style:rel-column-width="32767*"/>
    </style:style>
    <style:style style:name="Tabelle2.B" style:family="table-column">
      <style:table-column-properties style:column-width="12.85cm" style:rel-column-width="32768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2.57cm" style:rel-column-width="6553*"/>
    </style:style>
    <style:style style:name="Tabelle1.B" style:family="table-column">
      <style:table-column-properties style:column-width="2.57cm" style:rel-column-width="6552*"/>
    </style:style>
    <style:style style:name="Tabelle1.J" style:family="table-column">
      <style:table-column-properties style:column-width="2.572cm" style:rel-column-width="655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J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mbus Sans L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Nimbus Sans L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9pt" fo:font-style="normal" fo:font-weight="bold" style:font-size-asian="7.84999990463257pt" style:font-style-asian="normal" style:font-weight-asian="bold" style:font-size-complex="9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Sans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Nimbus Sans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Sans L" fo:font-size="14pt" style:font-size-asian="14pt" style:font-size-complex="14pt"/>
    </style:style>
    <style:style style:name="P13" style:family="paragraph" style:parent-style-name="Standard" style:list-style-name="L1">
      <style:paragraph-properties fo:margin-left="0.025cm" fo:margin-right="0.004cm" fo:text-align="start" style:justify-single-word="false" fo:text-indent="-1.272cm" style:auto-text-indent="false">
        <style:tab-stops/>
      </style:paragraph-properties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5" draw:style-name="gr1" draw:text-style-name="P14" svg:width="1.798cm" svg:height="1.798cm" svg:x="23.271cm" svg:y="-0.353cm"><text:p/><draw:enhanced-geometry svg:viewBox="0 0 780 907" draw:type="non-primitive" draw:enhanced-path="M 390 0 L 492 276 780 228 594 457 780 679 492 631 390 907 288 631 0 679 186 457 0 228 288 276 390 0 Z N"/></draw:custom-shape>Küchendienst</text:p>
      <text:p text:style-name="P8"><draw:custom-shape text:anchor-type="paragraph" draw:z-index="0" draw:style-name="gr1" draw:text-style-name="P14" svg:width="2.356cm" svg:height="2.269cm" svg:x="9.8cm" svg:y="0.46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list xml:id="list5035715881" text:style-name="L1">
              <text:list-header>
                <text:p text:style-name="P13"><text:s text:c="5"/>Vor dem Essen:</text:p>
              </text:list-header>
              <text:list-item>
                <text:p text:style-name="P9">ggf. Spülmaschine ausräumen</text:p>
              </text:list-item>
              <text:list-item>
                <text:p text:style-name="P9">Geschirr/Besteck rausstellen</text:p>
              </text:list-item>
              <text:list-item>
                <text:p text:style-name="P9">Essen entgegennehmen/nachlegen </text:p>
              </text:list-item>
              <text:list-item>
                <text:p text:style-name="P9">ggf. Essen nachbestellen: Küche anrufen (s. Liste neben dem Telefon)</text:p>
              </text:list-item>
              <text:list-item>
                <text:p text:style-name="P9">Essen auf die Theke oder Tische stellen</text:p>
              </text:list-item>
              <text:list-item>
                <text:p text:style-name="P9"><draw:custom-shape text:anchor-type="paragraph" draw:z-index="1" draw:style-name="gr1" draw:text-style-name="P14" svg:width="1.435cm" svg:height="1.274cm" svg:x="6.659cm" svg:y="0.88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ggf. Trinken (Krüge mit Leitungswasser) vorbereiten</text:p>
              </text:list-item>
            </text:list>
          </table:table-cell>
          <table:table-cell table:style-name="Tabelle2.A1" office:value-type="string">
            <text:p text:style-name="P3"><text:tab/><text:span text:style-name="T1">Nach dem Essen</text:span></text:p>
            <text:list xml:id="list622049735" text:style-name="L2">
              <text:list-item>
                <text:p text:style-name="P10">Leere Behälter (ggf. Behälter mit Resten) rausstellen</text:p>
              </text:list-item>
              <text:list-item>
                <text:p text:style-name="P10">ggf. Teil (für Nachtküche) in Kühlschrank räumen</text:p>
              </text:list-item>
              <text:list-item>
                <text:p text:style-name="P10">Spülmaschine einräumen und anschalten / Geschirr abräumen</text:p>
              </text:list-item>
              <text:list-item>
                <text:p text:style-name="P10">ggf. sind mehre Spülmaschinengänge notwendig</text:p>
              </text:list-item>
              <text:list-item>
                <text:p text:style-name="P10">Theke und ggf. Tische abwischen</text:p>
              </text:list-item>
              <text:list-item>
                <text:p text:style-name="P10">Mülleimer rausbringen (Tonnen stehen um die Ecke)</text:p>
              </text:list-item>
              <text:list-item>
                <text:p text:style-name="P10"><draw:custom-shape text:anchor-type="paragraph" draw:z-index="4" draw:style-name="gr1" draw:text-style-name="P14" svg:width="1.798cm" svg:height="1.798cm" svg:x="10.139cm" svg:y="0.049cm"><text:p/><draw:enhanced-geometry svg:viewBox="0 0 780 907" draw:type="non-primitive" draw:enhanced-path="M 390 0 L 492 276 780 228 594 457 780 679 492 631 390 907 288 631 0 679 186 457 0 228 288 276 390 0 Z N"/></draw:custom-shape>ggf. Boden des Speiseraums fegen</text:p>
              </text:list-item>
            </text:list>
          </table:table-cell>
        </table:table-row>
      </table:table>
      <text:p text:style-name="P8"><draw:custom-shape text:anchor-type="paragraph" draw:z-index="2" draw:style-name="gr1" draw:text-style-name="P14" svg:width="1.435cm" svg:height="1.274cm" svg:x="9.68cm" svg:y="0.02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11">Verantwortlich:</text:p>
      <text:list xml:id="list204760663" text:continue-list="list5035715881" text:style-name="L1">
        <text:list-header>
          <text:p text:style-name="P12"/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7"/>
        <table:table-column table:style-name="Tabelle1.J"/>
        <table:table-row>
          <table:table-cell table:style-name="Tabelle1.A1" office:value-type="string">
            <text:p text:style-name="P5">Tag</text:p>
          </table:table-cell>
          <table:table-cell table:style-name="Tabelle1.A1" office:value-type="string">
            <text:p text:style-name="P5">Samstag</text:p>
          </table:table-cell>
          <table:table-cell table:style-name="Tabelle1.A1" office:value-type="string">
            <text:p text:style-name="P5">Sonntag</text:p>
          </table:table-cell>
          <table:table-cell table:style-name="Tabelle1.A1" office:value-type="string">
            <text:p text:style-name="P5">Montag</text:p>
          </table:table-cell>
          <table:table-cell table:style-name="Tabelle1.A1" office:value-type="string">
            <text:p text:style-name="P5">Dienstag</text:p>
          </table:table-cell>
          <table:table-cell table:style-name="Tabelle1.A1" office:value-type="string">
            <text:p text:style-name="P5">Mittwoch</text:p>
          </table:table-cell>
          <table:table-cell table:style-name="Tabelle1.A1" office:value-type="string">
            <text:p text:style-name="P5">Donnerst.</text:p>
          </table:table-cell>
          <table:table-cell table:style-name="Tabelle1.A1" office:value-type="string">
            <text:p text:style-name="P5">Freitag</text:p>
          </table:table-cell>
          <table:table-cell table:style-name="Tabelle1.A1" office:value-type="string">
            <text:p text:style-name="P5">Samstag</text:p>
          </table:table-cell>
          <table:table-cell table:style-name="Tabelle1.J1" office:value-type="string">
            <text:p text:style-name="P5">Sonntag</text:p>
          </table:table-cell>
        </table:table-row>
        <table:table-row>
          <table:table-cell table:style-name="Tabelle1.A2" office:value-type="string">
            <text:p text:style-name="P5">Morgens</text:p>
          </table:table-cell>
          <table:table-cell table:style-name="Tabelle1.A2" office:value-type="string">
            <text:p text:style-name="P6"/>
          </table:table-cell>
          <table:table-cell table:style-name="Tabelle1.C2" office:value-type="float" office:value="1">
            <text:p text:style-name="P5">1</text:p>
          </table:table-cell>
          <table:table-cell table:style-name="Tabelle1.C2" office:value-type="float" office:value="4">
            <text:p text:style-name="P5">4</text:p>
          </table:table-cell>
          <table:table-cell table:style-name="Tabelle1.C2" office:value-type="float" office:value="3">
            <text:p text:style-name="P5">3</text:p>
          </table:table-cell>
          <table:table-cell table:style-name="Tabelle1.C2" office:value-type="float" office:value="2">
            <text:p text:style-name="P5">2</text:p>
          </table:table-cell>
          <table:table-cell table:style-name="Tabelle1.C2" office:value-type="float" office:value="3">
            <text:p text:style-name="P5">3</text:p>
          </table:table-cell>
          <table:table-cell table:style-name="Tabelle1.C2" office:value-type="float" office:value="2">
            <text:p text:style-name="P5">2</text:p>
          </table:table-cell>
          <table:table-cell table:style-name="Tabelle1.C2" office:value-type="float" office:value="1">
            <text:p text:style-name="P5">1</text:p>
          </table:table-cell>
          <table:table-cell table:style-name="Tabelle1.J2" office:value-type="float" office:value="4">
            <text:p text:style-name="P5">4</text:p>
          </table:table-cell>
        </table:table-row>
        <table:table-row>
          <table:table-cell table:style-name="Tabelle1.A2" office:value-type="string">
            <text:p text:style-name="P5">Mittags</text:p>
          </table:table-cell>
          <table:table-cell table:style-name="Tabelle1.A2" office:value-type="string">
            <text:p text:style-name="P6"/>
          </table:table-cell>
          <table:table-cell table:style-name="Tabelle1.C2" office:value-type="float" office:value="2">
            <text:p text:style-name="P5">2</text:p>
          </table:table-cell>
          <table:table-cell table:style-name="Tabelle1.C2" office:value-type="float" office:value="1">
            <text:p text:style-name="P5">1</text:p>
          </table:table-cell>
          <table:table-cell table:style-name="Tabelle1.C2" office:value-type="float" office:value="4">
            <text:p text:style-name="P5">4</text:p>
          </table:table-cell>
          <table:table-cell table:style-name="Tabelle1.A2" office:value-type="string">
            <text:p text:style-name="P6">alle</text:p>
          </table:table-cell>
          <table:table-cell table:style-name="Tabelle1.C2" office:value-type="float" office:value="4">
            <text:p text:style-name="P5">4</text:p>
          </table:table-cell>
          <table:table-cell table:style-name="Tabelle1.C2" office:value-type="float" office:value="3">
            <text:p text:style-name="P5">3</text:p>
          </table:table-cell>
          <table:table-cell table:style-name="Tabelle1.C2" office:value-type="float" office:value="2">
            <text:p text:style-name="P5">2</text:p>
          </table:table-cell>
          <table:table-cell table:style-name="Tabelle1.J3" office:value-type="string">
            <text:p text:style-name="P6">alle</text:p>
          </table:table-cell>
        </table:table-row>
        <table:table-row>
          <table:table-cell table:style-name="Tabelle1.A2" office:value-type="string">
            <text:p text:style-name="P5">Abends</text:p>
          </table:table-cell>
          <table:table-cell table:style-name="Tabelle1.A2" office:value-type="string">
            <text:p text:style-name="P6">alle</text:p>
          </table:table-cell>
          <table:table-cell table:style-name="Tabelle1.C2" office:value-type="float" office:value="3">
            <text:p text:style-name="P5">3</text:p>
          </table:table-cell>
          <table:table-cell table:style-name="Tabelle1.C2" office:value-type="float" office:value="2">
            <text:p text:style-name="P5">2</text:p>
          </table:table-cell>
          <table:table-cell table:style-name="Tabelle1.C2" office:value-type="float" office:value="1">
            <text:p text:style-name="P5">1</text:p>
          </table:table-cell>
          <table:table-cell table:style-name="Tabelle1.A2" office:value-type="string">
            <text:p text:style-name="P6">alle</text:p>
          </table:table-cell>
          <table:table-cell table:style-name="Tabelle1.C2" office:value-type="float" office:value="1">
            <text:p text:style-name="P5">1</text:p>
          </table:table-cell>
          <table:table-cell table:style-name="Tabelle1.C2" office:value-type="float" office:value="4">
            <text:p text:style-name="P5">4</text:p>
          </table:table-cell>
          <table:table-cell table:style-name="Tabelle1.C2" office:value-type="float" office:value="3">
            <text:p text:style-name="P5">3</text:p>
          </table:table-cell>
          <table:table-cell table:style-name="Tabelle1.J3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7">Anmer-kung</text:p>
          </table:table-cell>
          <table:table-cell table:style-name="Tabelle1.A2" office:value-type="string">
            <text:p text:style-name="P7">Anreise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>KüA-Tag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J3" office:value-type="string">
            <text:p text:style-name="P7">Abreise</text:p>
          </table:table-cell>
        </table:table-row>
      </table:table>
      <text:p text:style-name="P1"/>
      <text:p text:style-name="P2"><text:span text:style-name="T1">1</text:span>: Haus 1 und Zimmer neben Speisesaal<text:tab/><text:tab/><text:tab/><text:tab/><text:span text:style-name="T1">3</text:span>: Haus 3 und Zimmer über Orgabüro/-Äquivalent</text:p>
      <text:p text:style-name="P2"><draw:custom-shape text:anchor-type="paragraph" draw:z-index="3" draw:style-name="gr1" draw:text-style-name="P14" svg:width="1.435cm" svg:height="1.274cm" svg:x="24.647cm" svg:y="0.132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1">2</text:span>: Haus 2 und Zimmer hinter Orgabüro/-äquivalent<text:tab/><text:tab/><text:tab/><text:span text:style-name="T1">4</text:span>: Haus 4 und alle, die noch nicht dran wa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ja </meta:initial-creator>
    <meta:creation-date>2013-08-03T13:47:48</meta:creation-date>
    <dc:date>2013-09-01T06:07:21</dc:date>
    <dc:creator>Sonja </dc:creator>
    <meta:editing-duration>PT00H25M38S</meta:editing-duration>
    <meta:editing-cycles>6</meta:editing-cycles>
    <meta:generator>OpenOffice.org/3.2$Unix OpenOffice.org_project/320m12$Build-9483</meta:generator>
    <meta:document-statistic meta:table-count="2" meta:image-count="0" meta:object-count="0" meta:page-count="1" meta:paragraph-count="60" meta:word-count="167" meta:character-count="972"/>
  </office:meta>
</office:document-meta>
</file>